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ОО «Нормоконтроль» – это современная экспертная компания, которая обладает успешным сочетанием большого числа специалистов с уникальным опытом в самых разных сферах строительства, а также инновационными технологиями и методами работы. Это дает возможность по самым сложным вопросам в короткие сроки находить оптимальные решения и помогать в совершенствовании проектной документации.</text:p>
      <text:p text:style-name="Standard"/>
      <text:p text:style-name="Standard">Профессионализм</text:p>
      <text:p text:style-name="Standard">Компания «НК» располагает большим количеством аттестованных экспертов. Благодаря этому под каждый проект возможно сформировать такую команду, которая лучше всего соответствует именно данной специфике. А наличие аттестованных специалистов по всем необходимым для негосударственной экспертизы направлениям деятельности соответствует самым строгим требованиям государственных инстанций и банков.</text:p>
      <text:p text:style-name="Standard"/>
      <text:p text:style-name="Standard">Оперативность</text:p>
      <text:p text:style-name="Standard">Стандартные сроки рассмотрения документации в «НК» составляют от 14 до 30 дней. Кроме того, мы можем провести экспертизу проектной документации срочно – за 7 дней с момента обращения до выпуска положительного заключения экспертизы. Это реальные примеры из нашей практики, однако, требуется предварительный анализ возможности конкретного проекта пройти ускоренную процедуру.</text:p>
      <text:p text:style-name="Standard"/>
      <text:p text:style-name="Standard">Признание</text:p>
      <text:p text:style-name="Standard">Руководство компании состоит в правлении Национального объединения организаций экспертизы в строительстве (НОЭКС), которое занимается совершенствованием законодательства и рынка экспертизы и входит в Экспертную комиссию на базе Общественного совета при Минстрое РФ по контролю в области жилищного строительства и конфликтную комиссию по обжалованию заключений экспертизы.</text:p>
      <text:p text:style-name="Standard"/>
      <text:p text:style-name="Standard">Инновации</text:p>
      <text:p text:style-name="Standard">Компания использует в своей работе современные программные комплексы и информационные системы, которые помогают в автоматизации процессов и качественной всесторонней оценке проектно-сметной документации..</text:p>
      <text:p text:style-name="Standard"/>
      <text:p text:style-name="Standard">Удобство</text:p>
      <text:p text:style-name="Standard">В процессе прохождения экспертизы обмен информацией и документами происходит в электронном виде, а отправка и доставка оригиналов осуществляется с помощью курьерских служб. По всем техническим вопросам по проекту, который находится на экспертизе, можно оперативно бесплатно консультироваться напрямую с ведущим экспертом, а по общим вопросам сотрудничества – с зам. Руководител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0:24:01.870297730</meta:creation-date>
    <dc:date>2023-07-08T10:25:39.255039909</dc:date>
    <meta:editing-duration>PT1M37S</meta:editing-duration>
    <meta:editing-cycles>1</meta:editing-cycles>
    <meta:document-statistic meta:table-count="0" meta:image-count="0" meta:object-count="0" meta:page-count="1" meta:paragraph-count="11" meta:word-count="257" meta:character-count="2156" meta:non-whitespace-character-count="1907"/>
    <meta:generator>LibreOffice/7.3.7.2$Linux_X86_64 LibreOffice_project/30$Build-2</meta:generator>
  </office:meta>
</office:document-meta>
</file>